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FA0000004B90A693EB33FE762A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921cm" svg:height="1.476cm" svg:x="0cm" svg:y="0cm">
          <draw:image xlink:href="Pictures/10000000000000FA0000004B90A693EB33FE762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93cm" fo:page-height="1.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06:36:33.286368386</meta:creation-date>
    <dc:date>2018-10-04T06:39:04.854935849</dc:date>
    <meta:editing-duration>PT2M32S</meta:editing-duration>
    <meta:editing-cycles>1</meta:editing-cycles>
    <meta:document-statistic meta:object-count="1"/>
    <meta:generator>LibreOffice/5.4.5.1$MacOSX_X86_64 LibreOffice_project/79c9829dd5d8054ec39a82dc51cd9eff340dbee8</meta:generator>
  </office:meta>
</office:document-meta>
</file>